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solid" draw:stroke-dash="Dashed_20__28_var_29_" svg:stroke-width="0.051cm" draw:marker-start="Arrow" draw:fill="none" draw:textarea-vertical-align="middle" fo:padding-top="0.15cm" fo:padding-bottom="0.15cm" fo:padding-left="0.275cm" fo:padding-right="0.275cm"/>
    </style:style>
    <style:style style:name="gr2" style:family="graphic" style:parent-style-name="objectwithoutfill">
      <style:graphic-properties draw:stroke="dash" draw:stroke-dash="Dashed_20__28_var_29_" svg:stroke-width="0.051cm" svg:stroke-color="#dddddd" draw:fill="none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draw:stroke="solid" draw:stroke-dash="Dashed_20__28_var_29_" svg:stroke-width="0.051cm" draw:marker-end="Arrow" draw:fill="none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width="0.051cm" svg:stroke-color="#000000" draw:fill="none" draw:fill-color="#ffffff" draw:textarea-horizontal-align="left" draw:auto-grow-height="true" draw:auto-grow-width="false" fo:min-height="0.712cm" fo:min-width="0cm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width="0.051cm" draw:fill="solid" draw:fill-color="#000000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6" style:family="graphic" style:parent-style-name="objectwithoutfill">
      <style:graphic-properties svg:stroke-width="0.051cm" draw:fill="none" draw:textarea-vertical-align="middle" fo:padding-top="0.15cm" fo:padding-bottom="0.15cm" fo:padding-left="0.275cm" fo:padding-right="0.275cm"/>
    </style:style>
    <style:style style:name="gr7" style:family="graphic" style:parent-style-name="objectwithoutfill">
      <style:graphic-properties svg:stroke-width="0.051cm" draw:fill="none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draw:stroke="solid" svg:stroke-width="0.051cm" svg:stroke-color="#000000" draw:fill="none" draw:textarea-vertical-align="middle" draw:auto-grow-height="false" fo:min-height="1.989cm" fo:min-width="0cm" fo:padding-top="0.15cm" fo:padding-bottom="0.15cm" fo:padding-left="0.275cm" fo:padding-right="0.275cm"/>
    </style:style>
    <style:style style:name="gr9" style:family="graphic" style:parent-style-name="standard">
      <style:graphic-properties draw:stroke="none" svg:stroke-width="0.051cm" svg:stroke-color="#000000" draw:fill="none" draw:fill-color="#ffffff" draw:textarea-horizontal-align="left" draw:auto-grow-height="true" draw:auto-grow-width="true" fo:min-height="0.712cm" fo:min-width="4.849cm" fo:padding-top="0.15cm" fo:padding-bottom="0.15cm" fo:padding-left="0.275cm" fo:padding-right="0.275cm"/>
    </style:style>
    <style:style style:name="gr10" style:family="graphic" style:parent-style-name="standard">
      <style:graphic-properties draw:stroke="none" svg:stroke-width="0.051cm" svg:stroke-color="#000000" draw:fill="none" draw:fill-color="#ffffff" draw:textarea-horizontal-align="left" draw:auto-grow-height="true" draw:auto-grow-width="true" fo:min-height="0.712cm" fo:min-width="2.089cm" fo:padding-top="0.15cm" fo:padding-bottom="0.15cm" fo:padding-left="0.275cm" fo:padding-right="0.275cm"/>
    </style:style>
    <style:style style:name="gr11" style:family="graphic" style:parent-style-name="objectwithoutfill">
      <style:graphic-properties svg:stroke-width="0.051cm" draw:marker-start-width="0.127cm" draw:marker-end-width="0.127cm" draw:fill="none" draw:textarea-vertical-align="middle" fo:padding-top="0.151cm" fo:padding-bottom="0.151cm" fo:padding-left="0.276cm" fo:padding-right="0.276cm"/>
    </style:style>
    <style:style style:name="gr12" style:family="graphic" style:parent-style-name="objectwithoutfill">
      <style:graphic-properties svg:stroke-width="0.051cm" draw:marker-start-width="0.203cm" draw:marker-end-width="0.203cm" draw:fill="none" draw:textarea-vertical-align="middle" fo:padding-top="0.15cm" fo:padding-bottom="0.15cm" fo:padding-left="0.275cm" fo:padding-right="0.275cm"/>
    </style:style>
    <style:style style:name="gr13" style:family="graphic" style:parent-style-name="objectwithoutfill">
      <style:graphic-properties svg:stroke-width="0.051cm" svg:stroke-color="#0000ff" draw:marker-start-width="0.203cm" draw:marker-end-width="0.203cm" draw:fill="none" draw:textarea-vertical-align="middle" fo:padding-top="0.15cm" fo:padding-bottom="0.15cm" fo:padding-left="0.275cm" fo:padding-right="0.27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022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line draw:style-name="gr1" draw:text-style-name="P1" draw:layer="layout" svg:x1="3.009cm" svg:y1="1.7cm" svg:x2="3.009cm" svg:y2="17.824cm">
          <text:p/>
        </draw:line>
        <draw:line draw:style-name="gr2" draw:text-style-name="P1" draw:layer="layout" svg:x1="4.025cm" svg:y1="10.712cm" svg:x2="4.009cm" svg:y2="17.824cm">
          <text:p/>
        </draw:line>
        <draw:line draw:style-name="gr2" draw:text-style-name="P1" draw:layer="layout" svg:x1="5.041cm" svg:y1="10.712cm" svg:x2="5.009cm" svg:y2="17.824cm">
          <text:p/>
        </draw:line>
        <draw:line draw:style-name="gr2" draw:text-style-name="P1" draw:layer="layout" svg:x1="6.057cm" svg:y1="10.712cm" svg:x2="6.009cm" svg:y2="17.824cm">
          <text:p/>
        </draw:line>
        <draw:line draw:style-name="gr2" draw:text-style-name="P1" draw:layer="layout" svg:x1="6.946cm" svg:y1="10.712cm" svg:x2="7.009cm" svg:y2="17.824cm">
          <text:p/>
        </draw:line>
        <draw:line draw:style-name="gr2" draw:text-style-name="P1" draw:layer="layout" svg:x1="7.962cm" svg:y1="10.712cm" svg:x2="8.009cm" svg:y2="17.824cm">
          <text:p/>
        </draw:line>
        <draw:line draw:style-name="gr2" draw:text-style-name="P1" draw:layer="layout" svg:x1="8.978cm" svg:y1="10.712cm" svg:x2="9.009cm" svg:y2="17.824cm">
          <text:p/>
        </draw:line>
        <draw:line draw:style-name="gr2" draw:text-style-name="P1" draw:layer="layout" svg:x1="9.994cm" svg:y1="10.712cm" svg:x2="10.009cm" svg:y2="17.824cm">
          <text:p/>
        </draw:line>
        <draw:line draw:style-name="gr2" draw:text-style-name="P1" draw:layer="layout" svg:x1="11.01cm" svg:y1="10.839cm" svg:x2="11.009cm" svg:y2="17.824cm">
          <text:p/>
        </draw:line>
        <draw:line draw:style-name="gr2" draw:text-style-name="P1" draw:layer="layout" svg:x1="12.026cm" svg:y1="10.839cm" svg:x2="12.009cm" svg:y2="17.824cm">
          <text:p/>
        </draw:line>
        <draw:line draw:style-name="gr2" draw:text-style-name="P1" draw:layer="layout" svg:x1="13.042cm" svg:y1="10.839cm" svg:x2="13.009cm" svg:y2="17.824cm">
          <text:p/>
        </draw:line>
        <draw:line draw:style-name="gr2" draw:text-style-name="P1" draw:layer="layout" svg:x1="14.058cm" svg:y1="10.839cm" svg:x2="14.009cm" svg:y2="17.824cm">
          <text:p/>
        </draw:line>
        <draw:line draw:style-name="gr2" draw:text-style-name="P1" draw:layer="layout" svg:x1="15.074cm" svg:y1="10.839cm" svg:x2="15.009cm" svg:y2="17.824cm">
          <text:p/>
        </draw:line>
        <draw:line draw:style-name="gr2" draw:text-style-name="P1" draw:layer="layout" svg:x1="15.963cm" svg:y1="10.712cm" svg:x2="16.009cm" svg:y2="17.824cm">
          <text:p/>
        </draw:line>
        <draw:line draw:style-name="gr2" draw:text-style-name="P1" draw:layer="layout" svg:x1="16.979cm" svg:y1="10.712cm" svg:x2="17.009cm" svg:y2="17.824cm">
          <text:p/>
        </draw:line>
        <draw:line draw:style-name="gr2" draw:text-style-name="P1" draw:layer="layout" svg:x1="17.995cm" svg:y1="10.839cm" svg:x2="18.009cm" svg:y2="17.824cm">
          <text:p/>
        </draw:line>
        <draw:line draw:style-name="gr3" draw:text-style-name="P1" draw:layer="layout" svg:x1="3.009cm" svg:y1="17.824cm" svg:x2="18.884cm" svg:y2="17.824cm">
          <text:p/>
        </draw:line>
        <draw:line draw:style-name="gr2" draw:text-style-name="P1" draw:layer="layout" svg:x1="3.009cm" svg:y1="16.824cm" svg:x2="18.885cm" svg:y2="16.824cm">
          <text:p/>
        </draw:line>
        <draw:line draw:style-name="gr2" draw:text-style-name="P1" draw:layer="layout" svg:x1="3.009cm" svg:y1="15.824cm" svg:x2="18.886cm" svg:y2="15.824cm">
          <text:p/>
        </draw:line>
        <draw:line draw:style-name="gr2" draw:text-style-name="P1" draw:layer="layout" svg:x1="3.009cm" svg:y1="14.824cm" svg:x2="18.885cm" svg:y2="14.824cm">
          <text:p/>
        </draw:line>
        <draw:line draw:style-name="gr2" draw:text-style-name="P1" draw:layer="layout" svg:x1="3.009cm" svg:y1="13.824cm" svg:x2="18.886cm" svg:y2="13.824cm">
          <text:p/>
        </draw:line>
        <draw:line draw:style-name="gr2" draw:text-style-name="P1" draw:layer="layout" svg:x1="3.009cm" svg:y1="12.824cm" svg:x2="18.887cm" svg:y2="12.824cm">
          <text:p/>
        </draw:line>
        <draw:line draw:style-name="gr2" draw:text-style-name="P1" draw:layer="layout" svg:x1="3.009cm" svg:y1="11.824cm" svg:x2="18.887cm" svg:y2="11.824cm">
          <text:p/>
        </draw:line>
        <draw:frame draw:style-name="gr4" draw:layer="layout" svg:width="1.928cm" svg:height="1.012cm" svg:x="1.272cm" svg:y="15.2cm">
          <draw:text-box>
            <text:p>SIL</text:p>
          </draw:text-box>
        </draw:frame>
        <draw:custom-shape draw:style-name="gr5" draw:text-style-name="P1" draw:layer="layout" svg:width="0.254cm" svg:height="0.254cm" svg:x="3.898cm" svg:y="16.6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254cm" svg:height="0.254cm" svg:x="4.898cm" svg:y="16.6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254cm" svg:height="0.254cm" svg:x="5.898cm" svg:y="16.6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254cm" svg:height="0.254cm" svg:x="6.898cm" svg:y="16.6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254cm" svg:height="0.254cm" svg:x="7.898cm" svg:y="16.6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254cm" svg:height="0.254cm" svg:x="8.898cm" svg:y="16.6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254cm" svg:height="0.254cm" svg:x="9.898cm" svg:y="16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254cm" svg:height="0.254cm" svg:x="10.898cm" svg:y="16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254cm" svg:height="0.254cm" svg:x="11.898cm" svg:y="16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254cm" svg:height="0.254cm" svg:x="4.901cm" svg:y="15.6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254cm" svg:height="0.254cm" svg:x="5.901cm" svg:y="15.6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254cm" svg:height="0.254cm" svg:x="6.901cm" svg:y="15.6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254cm" svg:height="0.254cm" svg:x="7.901cm" svg:y="15.6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254cm" svg:height="0.254cm" svg:x="8.901cm" svg:y="15.6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254cm" svg:height="0.254cm" svg:x="9.901cm" svg:y="15.6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254cm" svg:height="0.254cm" svg:x="10.902cm" svg:y="15.6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254cm" svg:height="0.254cm" svg:x="11.902cm" svg:y="15.6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254cm" svg:height="0.254cm" svg:x="5.905cm" svg:y="14.6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254cm" svg:height="0.254cm" svg:x="6.905cm" svg:y="14.6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254cm" svg:height="0.254cm" svg:x="7.905cm" svg:y="14.6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254cm" svg:height="0.254cm" svg:x="8.906cm" svg:y="14.6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254cm" svg:height="0.254cm" svg:x="9.906cm" svg:y="14.6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254cm" svg:height="0.254cm" svg:x="10.906cm" svg:y="14.6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254cm" svg:height="0.254cm" svg:x="11.907cm" svg:y="14.6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254cm" svg:height="0.254cm" svg:x="12.907cm" svg:y="14.6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" draw:layer="layout" svg:x1="4.025cm" svg:y1="16.808cm" svg:x2="5.041cm" svg:y2="15.792cm">
          <text:p/>
        </draw:line>
        <draw:line draw:style-name="gr6" draw:text-style-name="P1" draw:layer="layout" svg:x1="5.041cm" svg:y1="15.792cm" svg:x2="6.057cm" svg:y2="14.776cm">
          <text:p/>
        </draw:line>
        <draw:line draw:style-name="gr6" draw:text-style-name="P1" draw:layer="layout" svg:x1="4.025cm" svg:y1="16.823cm" svg:x2="12cm" svg:y2="16.823cm">
          <text:p/>
        </draw:line>
        <draw:line draw:style-name="gr6" draw:text-style-name="P1" draw:layer="layout" svg:x1="5.025cm" svg:y1="15.823cm" svg:x2="12cm" svg:y2="15.8cm">
          <text:p/>
        </draw:line>
        <draw:line draw:style-name="gr6" draw:text-style-name="P1" draw:layer="layout" svg:x1="5cm" svg:y1="14.8cm" svg:x2="13cm" svg:y2="14.8cm">
          <text:p/>
        </draw:line>
        <draw:frame draw:style-name="gr4" draw:layer="layout" svg:width="1.524cm" svg:height="1.012cm" svg:x="1.676cm" svg:y="12.3cm">
          <draw:text-box>
            <text:p>D</text:p>
          </draw:text-box>
        </draw:frame>
        <draw:custom-shape draw:style-name="gr5" draw:text-style-name="P1" draw:layer="layout" svg:width="0.254cm" svg:height="0.254cm" svg:x="5.899cm" svg:y="13.6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254cm" svg:height="0.254cm" svg:x="6.899cm" svg:y="13.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254cm" svg:height="0.254cm" svg:x="7.899cm" svg:y="13.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254cm" svg:height="0.254cm" svg:x="8.899cm" svg:y="13.6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254cm" svg:height="0.254cm" svg:x="9.899cm" svg:y="13.6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254cm" svg:height="0.254cm" svg:x="10.899cm" svg:y="13.6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254cm" svg:height="0.254cm" svg:x="11.899cm" svg:y="13.6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254cm" svg:height="0.254cm" svg:x="12.899cm" svg:y="13.6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254cm" svg:height="0.254cm" svg:x="13.899cm" svg:y="13.6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254cm" svg:height="0.254cm" svg:x="6.902cm" svg:y="12.6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254cm" svg:height="0.254cm" svg:x="7.902cm" svg:y="12.6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254cm" svg:height="0.254cm" svg:x="8.902cm" svg:y="12.6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254cm" svg:height="0.254cm" svg:x="9.902cm" svg:y="12.6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254cm" svg:height="0.254cm" svg:x="10.902cm" svg:y="12.6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254cm" svg:height="0.254cm" svg:x="11.902cm" svg:y="12.6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254cm" svg:height="0.254cm" svg:x="12.903cm" svg:y="12.6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254cm" svg:height="0.254cm" svg:x="13.903cm" svg:y="12.6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254cm" svg:height="0.254cm" svg:x="14.903cm" svg:y="12.6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254cm" svg:height="0.254cm" svg:x="7.906cm" svg:y="11.6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254cm" svg:height="0.254cm" svg:x="8.906cm" svg:y="11.6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254cm" svg:height="0.254cm" svg:x="9.906cm" svg:y="11.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254cm" svg:height="0.254cm" svg:x="10.907cm" svg:y="11.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254cm" svg:height="0.254cm" svg:x="11.907cm" svg:y="11.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254cm" svg:height="0.254cm" svg:x="12.907cm" svg:y="11.6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254cm" svg:height="0.254cm" svg:x="13.908cm" svg:y="11.6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254cm" svg:height="0.254cm" svg:x="14.908cm" svg:y="11.6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254cm" svg:height="0.254cm" svg:x="15.908cm" svg:y="11.6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" draw:layer="layout" svg:x1="6.026cm" svg:y1="13.796cm" svg:x2="7.042cm" svg:y2="12.78cm">
          <text:p/>
        </draw:line>
        <draw:line draw:style-name="gr6" draw:text-style-name="P1" draw:layer="layout" svg:x1="7.042cm" svg:y1="12.78cm" svg:x2="8.058cm" svg:y2="11.764cm">
          <text:p/>
        </draw:line>
        <draw:line draw:style-name="gr6" draw:text-style-name="P1" draw:layer="layout" svg:x1="7.042cm" svg:y1="13.796cm" svg:x2="9cm" svg:y2="11.8cm">
          <text:p/>
        </draw:line>
        <draw:line draw:style-name="gr6" draw:text-style-name="P1" draw:layer="layout" svg:x1="8.043cm" svg:y1="13.797cm" svg:x2="10cm" svg:y2="11.8cm">
          <text:p/>
        </draw:line>
        <draw:line draw:style-name="gr6" draw:text-style-name="P1" draw:layer="layout" svg:x1="9.044cm" svg:y1="13.798cm" svg:x2="11cm" svg:y2="11.8cm">
          <text:p/>
        </draw:line>
        <draw:line draw:style-name="gr6" draw:text-style-name="P1" draw:layer="layout" svg:x1="10.045cm" svg:y1="13.799cm" svg:x2="12cm" svg:y2="11.8cm">
          <text:p/>
        </draw:line>
        <draw:line draw:style-name="gr6" draw:text-style-name="P1" draw:layer="layout" svg:x1="11.045cm" svg:y1="13.799cm" svg:x2="13cm" svg:y2="11.8cm">
          <text:p/>
        </draw:line>
        <draw:line draw:style-name="gr6" draw:text-style-name="P1" draw:layer="layout" svg:x1="12.046cm" svg:y1="13.8cm" svg:x2="14.1cm" svg:y2="11.8cm">
          <text:p/>
        </draw:line>
        <draw:line draw:style-name="gr6" draw:text-style-name="P1" draw:layer="layout" svg:x1="13.046cm" svg:y1="13.8cm" svg:x2="15cm" svg:y2="11.8cm">
          <text:p/>
        </draw:line>
        <draw:line draw:style-name="gr6" draw:text-style-name="P1" draw:layer="layout" svg:x1="14.047cm" svg:y1="13.801cm" svg:x2="16cm" svg:y2="11.8cm">
          <text:p/>
        </draw:line>
        <draw:line draw:style-name="gr7" draw:text-style-name="P1" draw:layer="layout" svg:x1="6.026cm" svg:y1="13.811cm" svg:x2="14cm" svg:y2="13.8cm">
          <text:p text:style-name="P1"><text:s/></text:p>
        </draw:line>
        <draw:line draw:style-name="gr6" draw:text-style-name="P1" draw:layer="layout" svg:x1="7.026cm" svg:y1="12.811cm" svg:x2="15cm" svg:y2="12.811cm">
          <text:p/>
        </draw:line>
        <draw:custom-shape draw:style-name="gr8" draw:text-style-name="P1" draw:layer="layout" svg:width="0.381cm" svg:height="2.413cm" svg:x="2.474cm" svg:y="14.522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8" draw:text-style-name="P1" draw:layer="layout" svg:width="0.381cm" svg:height="2.413cm" svg:x="2.474cm" svg:y="11.622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line draw:style-name="gr2" draw:text-style-name="P1" draw:layer="layout" svg:x1="3.009cm" svg:y1="10.824cm" svg:x2="18.887cm" svg:y2="10.824cm">
          <text:p/>
        </draw:line>
        <draw:line draw:style-name="gr6" draw:text-style-name="P1" draw:layer="layout" svg:x1="8.027cm" svg:y1="11.812cm" svg:x2="16cm" svg:y2="11.8cm">
          <text:p/>
        </draw:line>
        <draw:line draw:style-name="gr6" draw:text-style-name="P1" draw:layer="layout" svg:x1="7.042cm" svg:y1="12.78cm" svg:x2="8.058cm" svg:y2="11.764cm">
          <text:p/>
        </draw:line>
        <draw:custom-shape draw:style-name="gr5" draw:text-style-name="P1" draw:layer="layout" svg:width="0.254cm" svg:height="0.254cm" svg:x="8.907cm" svg:y="10.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254cm" svg:height="0.254cm" svg:x="9.908cm" svg:y="10.6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254cm" svg:height="0.254cm" svg:x="10.909cm" svg:y="10.68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254cm" svg:height="0.254cm" svg:x="11.909cm" svg:y="10.6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254cm" svg:height="0.254cm" svg:x="12.909cm" svg:y="10.6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254cm" svg:height="0.254cm" svg:x="13.91cm" svg:y="10.6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254cm" svg:height="0.254cm" svg:x="14.91cm" svg:y="10.6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254cm" svg:height="0.254cm" svg:x="15.91cm" svg:y="10.6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254cm" svg:height="0.254cm" svg:x="16.911cm" svg:y="10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4.041cm" svg:y1="2.3cm" svg:x2="4.022cm" svg:y2="10.822cm">
          <text:p/>
        </draw:line>
        <draw:line draw:style-name="gr2" draw:text-style-name="P1" draw:layer="layout" svg:x1="5.1cm" svg:y1="2cm" svg:x2="5.022cm" svg:y2="10.822cm">
          <text:p/>
        </draw:line>
        <draw:line draw:style-name="gr2" draw:text-style-name="P1" draw:layer="layout" svg:x1="6.081cm" svg:y1="2cm" svg:x2="6.022cm" svg:y2="10.822cm">
          <text:p/>
        </draw:line>
        <draw:line draw:style-name="gr2" draw:text-style-name="P1" draw:layer="layout" svg:x1="7cm" svg:y1="2cm" svg:x2="7.022cm" svg:y2="10.822cm">
          <text:p/>
        </draw:line>
        <draw:line draw:style-name="gr2" draw:text-style-name="P1" draw:layer="layout" svg:x1="8cm" svg:y1="2cm" svg:x2="8.022cm" svg:y2="10.822cm">
          <text:p/>
        </draw:line>
        <draw:line draw:style-name="gr2" draw:text-style-name="P1" draw:layer="layout" svg:x1="9cm" svg:y1="2cm" svg:x2="9.022cm" svg:y2="10.822cm">
          <text:p/>
        </draw:line>
        <draw:line draw:style-name="gr2" draw:text-style-name="P1" draw:layer="layout" svg:x1="10cm" svg:y1="2cm" svg:x2="10.022cm" svg:y2="10.822cm">
          <text:p/>
        </draw:line>
        <draw:line draw:style-name="gr2" draw:text-style-name="P1" draw:layer="layout" svg:x1="11cm" svg:y1="2cm" svg:x2="11.022cm" svg:y2="10.822cm">
          <text:p/>
        </draw:line>
        <draw:line draw:style-name="gr2" draw:text-style-name="P1" draw:layer="layout" svg:x1="12cm" svg:y1="2cm" svg:x2="12.022cm" svg:y2="10.822cm">
          <text:p/>
        </draw:line>
        <draw:line draw:style-name="gr2" draw:text-style-name="P1" draw:layer="layout" svg:x1="13cm" svg:y1="2cm" svg:x2="13.022cm" svg:y2="10.822cm">
          <text:p/>
        </draw:line>
        <draw:line draw:style-name="gr2" draw:text-style-name="P1" draw:layer="layout" svg:x1="14.1cm" svg:y1="2cm" svg:x2="14.022cm" svg:y2="10.822cm">
          <text:p/>
        </draw:line>
        <draw:line draw:style-name="gr2" draw:text-style-name="P1" draw:layer="layout" svg:x1="15.1cm" svg:y1="2cm" svg:x2="15.022cm" svg:y2="10.822cm">
          <text:p/>
        </draw:line>
        <draw:line draw:style-name="gr2" draw:text-style-name="P1" draw:layer="layout" svg:x1="16cm" svg:y1="2cm" svg:x2="16.022cm" svg:y2="10.822cm">
          <text:p/>
        </draw:line>
        <draw:line draw:style-name="gr2" draw:text-style-name="P1" draw:layer="layout" svg:x1="17cm" svg:y1="2cm" svg:x2="17.022cm" svg:y2="10.822cm">
          <text:p/>
        </draw:line>
        <draw:line draw:style-name="gr2" draw:text-style-name="P1" draw:layer="layout" svg:x1="18cm" svg:y1="2cm" svg:x2="18.022cm" svg:y2="10.822cm">
          <text:p/>
        </draw:line>
        <draw:line draw:style-name="gr2" draw:text-style-name="P1" draw:layer="layout" svg:x1="3.022cm" svg:y1="9.822cm" svg:x2="18.898cm" svg:y2="9.822cm">
          <text:p/>
        </draw:line>
        <draw:line draw:style-name="gr2" draw:text-style-name="P1" draw:layer="layout" svg:x1="3.022cm" svg:y1="8.822cm" svg:x2="18.899cm" svg:y2="8.822cm">
          <text:p/>
        </draw:line>
        <draw:line draw:style-name="gr2" draw:text-style-name="P1" draw:layer="layout" svg:x1="3.022cm" svg:y1="7.822cm" svg:x2="18.898cm" svg:y2="7.822cm">
          <text:p/>
        </draw:line>
        <draw:line draw:style-name="gr2" draw:text-style-name="P1" draw:layer="layout" svg:x1="3.022cm" svg:y1="6.822cm" svg:x2="18.899cm" svg:y2="6.822cm">
          <text:p/>
        </draw:line>
        <draw:line draw:style-name="gr2" draw:text-style-name="P1" draw:layer="layout" svg:x1="3.022cm" svg:y1="5.822cm" svg:x2="18.9cm" svg:y2="5.822cm">
          <text:p/>
        </draw:line>
        <draw:line draw:style-name="gr2" draw:text-style-name="P1" draw:layer="layout" svg:x1="3.022cm" svg:y1="4.822cm" svg:x2="18.9cm" svg:y2="4.822cm">
          <text:p/>
        </draw:line>
        <draw:frame draw:style-name="gr4" draw:layer="layout" svg:width="1.1cm" svg:height="1.012cm" svg:x="1.6cm" svg:y="9.2cm">
          <draw:text-box>
            <text:p>O</text:p>
          </draw:text-box>
        </draw:frame>
        <draw:frame draw:style-name="gr4" draw:layer="layout" svg:width="1.524cm" svg:height="1.012cm" svg:x="1.576cm" svg:y="6.3cm">
          <draw:text-box>
            <text:p>S</text:p>
          </draw:text-box>
        </draw:frame>
        <draw:custom-shape draw:style-name="gr8" draw:text-style-name="P1" draw:layer="layout" svg:width="0.381cm" svg:height="2.413cm" svg:x="2.487cm" svg:y="8.52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8" draw:text-style-name="P1" draw:layer="layout" svg:width="0.381cm" svg:height="2.413cm" svg:x="2.4cm" svg:y="5.6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line draw:style-name="gr2" draw:text-style-name="P1" draw:layer="layout" svg:x1="3.022cm" svg:y1="3.822cm" svg:x2="18.9cm" svg:y2="3.822cm">
          <text:p/>
        </draw:line>
        <draw:frame draw:style-name="gr9" draw:layer="layout" svg:width="5.399cm" svg:height="1.012cm" svg:x="2.9cm" svg:y="1.8cm">
          <draw:text-box>
            <text:p>Estado</text:p>
          </draw:text-box>
        </draw:frame>
        <draw:frame draw:style-name="gr10" draw:layer="layout" svg:width="2.639cm" svg:height="1.012cm" svg:x="15.964cm" svg:y="17.8cm">
          <draw:text-box>
            <text:p>Tiempo</text:p>
          </draw:text-box>
        </draw:frame>
        <draw:frame draw:style-name="gr4" draw:layer="layout" svg:width="1.524cm" svg:height="1.012cm" svg:x="1.19cm" svg:y="3.3cm">
          <draw:text-box>
            <text:p>SIL</text:p>
          </draw:text-box>
        </draw:frame>
        <draw:custom-shape draw:style-name="gr8" draw:text-style-name="P1" draw:layer="layout" svg:width="0.381cm" svg:height="2.413cm" svg:x="2.414cm" svg:y="2.6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line draw:style-name="gr2" draw:text-style-name="P1" draw:layer="layout" svg:x1="3.022cm" svg:y1="2.822cm" svg:x2="18.9cm" svg:y2="2.822cm">
          <text:p/>
        </draw:line>
        <draw:custom-shape draw:style-name="gr5" draw:text-style-name="P1" draw:layer="layout" svg:width="0.254cm" svg:height="0.254cm" svg:x="4.906cm" svg:y="14.6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1" draw:layer="layout" svg:x1="4cm" svg:y1="16.8cm" svg:x2="5cm" svg:y2="14.8cm">
          <text:p/>
        </draw:line>
        <draw:line draw:style-name="gr11" draw:text-style-name="P1" draw:layer="layout" svg:x1="5cm" svg:y1="16.8cm" svg:x2="6cm" svg:y2="14.8cm">
          <text:p/>
        </draw:line>
        <draw:line draw:style-name="gr11" draw:text-style-name="P1" draw:layer="layout" svg:x1="6cm" svg:y1="16.8cm" svg:x2="7cm" svg:y2="14.8cm">
          <text:p/>
        </draw:line>
        <draw:line draw:style-name="gr11" draw:text-style-name="P1" draw:layer="layout" svg:x1="7cm" svg:y1="16.8cm" svg:x2="8cm" svg:y2="14.8cm">
          <text:p/>
        </draw:line>
        <draw:line draw:style-name="gr11" draw:text-style-name="P1" draw:layer="layout" svg:x1="8cm" svg:y1="16.8cm" svg:x2="9cm" svg:y2="14.8cm">
          <text:p/>
        </draw:line>
        <draw:line draw:style-name="gr11" draw:text-style-name="P1" draw:layer="layout" svg:x1="9cm" svg:y1="16.8cm" svg:x2="10cm" svg:y2="14.8cm">
          <text:p/>
        </draw:line>
        <draw:line draw:style-name="gr11" draw:text-style-name="P1" draw:layer="layout" svg:x1="10cm" svg:y1="16.8cm" svg:x2="11cm" svg:y2="14.8cm">
          <text:p/>
        </draw:line>
        <draw:line draw:style-name="gr11" draw:text-style-name="P1" draw:layer="layout" svg:x1="11cm" svg:y1="16.8cm" svg:x2="12cm" svg:y2="14.8cm">
          <text:p/>
        </draw:line>
        <draw:line draw:style-name="gr11" draw:text-style-name="P1" draw:layer="layout" svg:x1="12cm" svg:y1="16.8cm" svg:x2="13cm" svg:y2="14.8cm">
          <text:p/>
        </draw:line>
        <draw:line draw:style-name="gr6" draw:text-style-name="P1" draw:layer="layout" svg:x1="6.041cm" svg:y1="15.792cm" svg:x2="7.057cm" svg:y2="14.776cm">
          <text:p/>
        </draw:line>
        <draw:line draw:style-name="gr6" draw:text-style-name="P1" draw:layer="layout" svg:x1="7.041cm" svg:y1="15.792cm" svg:x2="8.057cm" svg:y2="14.776cm">
          <text:p/>
        </draw:line>
        <draw:line draw:style-name="gr6" draw:text-style-name="P1" draw:layer="layout" svg:x1="8.041cm" svg:y1="15.792cm" svg:x2="9.057cm" svg:y2="14.776cm">
          <text:p/>
        </draw:line>
        <draw:line draw:style-name="gr6" draw:text-style-name="P1" draw:layer="layout" svg:x1="9.041cm" svg:y1="15.792cm" svg:x2="10.057cm" svg:y2="14.776cm">
          <text:p/>
        </draw:line>
        <draw:line draw:style-name="gr6" draw:text-style-name="P1" draw:layer="layout" svg:x1="10.041cm" svg:y1="15.792cm" svg:x2="11.057cm" svg:y2="14.776cm">
          <text:p/>
        </draw:line>
        <draw:line draw:style-name="gr6" draw:text-style-name="P1" draw:layer="layout" svg:x1="11.041cm" svg:y1="15.792cm" svg:x2="12.057cm" svg:y2="14.776cm">
          <text:p/>
        </draw:line>
        <draw:line draw:style-name="gr6" draw:text-style-name="P1" draw:layer="layout" svg:x1="12.041cm" svg:y1="15.792cm" svg:x2="13.057cm" svg:y2="14.776cm">
          <text:p/>
        </draw:line>
        <draw:line draw:style-name="gr12" draw:text-style-name="P1" draw:layer="layout" svg:x1="5cm" svg:y1="14.8cm" svg:x2="6cm" svg:y2="16.8cm">
          <text:p/>
        </draw:line>
        <draw:line draw:style-name="gr12" draw:text-style-name="P1" draw:layer="layout" svg:x1="6cm" svg:y1="14.8cm" svg:x2="7cm" svg:y2="16.8cm">
          <text:p/>
        </draw:line>
        <draw:line draw:style-name="gr12" draw:text-style-name="P1" draw:layer="layout" svg:x1="7cm" svg:y1="14.8cm" svg:x2="8cm" svg:y2="16.8cm">
          <text:p/>
        </draw:line>
        <draw:line draw:style-name="gr12" draw:text-style-name="P1" draw:layer="layout" svg:x1="8cm" svg:y1="14.8cm" svg:x2="9cm" svg:y2="16.8cm">
          <text:p/>
        </draw:line>
        <draw:line draw:style-name="gr12" draw:text-style-name="P1" draw:layer="layout" svg:x1="9cm" svg:y1="14.8cm" svg:x2="10cm" svg:y2="16.8cm">
          <text:p/>
        </draw:line>
        <draw:line draw:style-name="gr12" draw:text-style-name="P1" draw:layer="layout" svg:x1="10cm" svg:y1="14.8cm" svg:x2="11cm" svg:y2="16.8cm">
          <text:p/>
        </draw:line>
        <draw:line draw:style-name="gr12" draw:text-style-name="P1" draw:layer="layout" svg:x1="11cm" svg:y1="14.8cm" svg:x2="12cm" svg:y2="16.8cm">
          <text:p/>
        </draw:line>
        <draw:custom-shape draw:style-name="gr5" draw:text-style-name="P1" draw:layer="layout" svg:width="0.254cm" svg:height="0.254cm" svg:x="9.9cm" svg:y="9.6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254cm" svg:height="0.254cm" svg:x="10.9cm" svg:y="9.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254cm" svg:height="0.254cm" svg:x="11.9cm" svg:y="9.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254cm" svg:height="0.254cm" svg:x="12.9cm" svg:y="9.6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254cm" svg:height="0.254cm" svg:x="13.9cm" svg:y="9.6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254cm" svg:height="0.254cm" svg:x="14.9cm" svg:y="9.6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254cm" svg:height="0.254cm" svg:x="15.9cm" svg:y="9.6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254cm" svg:height="0.254cm" svg:x="16.9cm" svg:y="9.6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254cm" svg:height="0.254cm" svg:x="17.9cm" svg:y="9.6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254cm" svg:height="0.254cm" svg:x="10.903cm" svg:y="8.6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254cm" svg:height="0.254cm" svg:x="11.903cm" svg:y="8.6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254cm" svg:height="0.254cm" svg:x="12.903cm" svg:y="8.6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254cm" svg:height="0.254cm" svg:x="13.903cm" svg:y="8.6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254cm" svg:height="0.254cm" svg:x="14.903cm" svg:y="8.6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254cm" svg:height="0.254cm" svg:x="15.903cm" svg:y="8.6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254cm" svg:height="0.254cm" svg:x="16.904cm" svg:y="8.6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254cm" svg:height="0.254cm" svg:x="17.904cm" svg:y="8.6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254cm" svg:height="0.254cm" svg:x="18.904cm" svg:y="8.6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" draw:layer="layout" svg:x1="9cm" svg:y1="10.8cm" svg:x2="11.043cm" svg:y2="8.8cm">
          <text:p/>
        </draw:line>
        <draw:line draw:style-name="gr6" draw:text-style-name="P1" draw:layer="layout" svg:x1="10cm" svg:y1="10.8cm" svg:x2="12.1cm" svg:y2="8.8cm">
          <text:p/>
        </draw:line>
        <draw:line draw:style-name="gr7" draw:text-style-name="P1" draw:layer="layout" svg:x1="10.027cm" svg:y1="9.831cm" svg:x2="18cm" svg:y2="9.84cm">
          <text:p text:style-name="P1"><text:s/></text:p>
        </draw:line>
        <draw:line draw:style-name="gr6" draw:text-style-name="P1" draw:layer="layout" svg:x1="11.027cm" svg:y1="8.831cm" svg:x2="19cm" svg:y2="8.831cm">
          <text:p/>
        </draw:line>
        <draw:line draw:style-name="gr13" draw:text-style-name="P1" draw:layer="layout" svg:x1="5cm" svg:y1="14.8cm" svg:x2="6cm" svg:y2="13.8cm">
          <text:p/>
        </draw:line>
        <draw:line draw:style-name="gr13" draw:text-style-name="P1" draw:layer="layout" svg:x1="6cm" svg:y1="14.8cm" svg:x2="7cm" svg:y2="13.8cm">
          <text:p/>
        </draw:line>
        <draw:line draw:style-name="gr13" draw:text-style-name="P1" draw:layer="layout" svg:x1="7cm" svg:y1="14.8cm" svg:x2="8cm" svg:y2="13.8cm">
          <text:p/>
        </draw:line>
        <draw:line draw:style-name="gr13" draw:text-style-name="P1" draw:layer="layout" svg:x1="8cm" svg:y1="14.8cm" svg:x2="9cm" svg:y2="13.8cm">
          <text:p/>
        </draw:line>
        <draw:line draw:style-name="gr13" draw:text-style-name="P1" draw:layer="layout" svg:x1="9cm" svg:y1="14.8cm" svg:x2="10cm" svg:y2="13.8cm">
          <text:p/>
        </draw:line>
        <draw:line draw:style-name="gr13" draw:text-style-name="P1" draw:layer="layout" svg:x1="10cm" svg:y1="14.8cm" svg:x2="11cm" svg:y2="13.8cm">
          <text:p/>
        </draw:line>
        <draw:line draw:style-name="gr13" draw:text-style-name="P1" draw:layer="layout" svg:x1="11cm" svg:y1="14.8cm" svg:x2="12cm" svg:y2="13.8cm">
          <text:p/>
        </draw:line>
        <draw:line draw:style-name="gr13" draw:text-style-name="P1" draw:layer="layout" svg:x1="12cm" svg:y1="14.8cm" svg:x2="13cm" svg:y2="13.8cm">
          <text:p/>
        </draw:line>
        <draw:line draw:style-name="gr13" draw:text-style-name="P1" draw:layer="layout" svg:x1="13cm" svg:y1="14.8cm" svg:x2="14cm" svg:y2="13.8cm">
          <text:p/>
        </draw:line>
        <draw:line draw:style-name="gr6" draw:text-style-name="P1" draw:layer="layout" svg:x1="9.028cm" svg:y1="10.813cm" svg:x2="17.1cm" svg:y2="10.824cm">
          <text:p/>
        </draw:line>
        <draw:line draw:style-name="gr6" draw:text-style-name="P1" draw:layer="layout" svg:x1="11cm" svg:y1="10.8cm" svg:x2="13.1cm" svg:y2="8.8cm">
          <text:p/>
        </draw:line>
        <draw:line draw:style-name="gr6" draw:text-style-name="P1" draw:layer="layout" svg:x1="12cm" svg:y1="10.8cm" svg:x2="14.1cm" svg:y2="8.8cm">
          <text:p/>
        </draw:line>
        <draw:line draw:style-name="gr6" draw:text-style-name="P1" draw:layer="layout" svg:x1="13cm" svg:y1="10.8cm" svg:x2="15.1cm" svg:y2="8.8cm">
          <text:p/>
        </draw:line>
        <draw:line draw:style-name="gr6" draw:text-style-name="P1" draw:layer="layout" svg:x1="14cm" svg:y1="10.8cm" svg:x2="16.1cm" svg:y2="8.8cm">
          <text:p/>
        </draw:line>
        <draw:line draw:style-name="gr6" draw:text-style-name="P1" draw:layer="layout" svg:x1="15cm" svg:y1="10.8cm" svg:x2="17.1cm" svg:y2="8.8cm">
          <text:p/>
        </draw:line>
        <draw:line draw:style-name="gr6" draw:text-style-name="P1" draw:layer="layout" svg:x1="16cm" svg:y1="10.8cm" svg:x2="18.1cm" svg:y2="8.8cm">
          <text:p/>
        </draw:line>
        <draw:line draw:style-name="gr6" draw:text-style-name="P1" draw:layer="layout" svg:x1="17cm" svg:y1="10.8cm" svg:x2="19.1cm" svg:y2="8.8cm">
          <text:p/>
        </draw:line>
        <draw:line draw:style-name="gr13" draw:text-style-name="P1" draw:layer="layout" svg:x1="8cm" svg:y1="11.8cm" svg:x2="9cm" svg:y2="10.8cm">
          <text:p/>
        </draw:line>
        <draw:line draw:style-name="gr13" draw:text-style-name="P1" draw:layer="layout" svg:x1="9cm" svg:y1="11.8cm" svg:x2="10cm" svg:y2="10.8cm">
          <text:p/>
        </draw:line>
        <draw:line draw:style-name="gr13" draw:text-style-name="P1" draw:layer="layout" svg:x1="10cm" svg:y1="11.8cm" svg:x2="11cm" svg:y2="10.8cm">
          <text:p/>
        </draw:line>
        <draw:line draw:style-name="gr13" draw:text-style-name="P1" draw:layer="layout" svg:x1="11cm" svg:y1="11.8cm" svg:x2="12cm" svg:y2="10.8cm">
          <text:p/>
        </draw:line>
        <draw:line draw:style-name="gr13" draw:text-style-name="P1" draw:layer="layout" svg:x1="12cm" svg:y1="11.8cm" svg:x2="13cm" svg:y2="10.8cm">
          <text:p/>
        </draw:line>
        <draw:line draw:style-name="gr13" draw:text-style-name="P1" draw:layer="layout" svg:x1="13cm" svg:y1="11.8cm" svg:x2="14cm" svg:y2="10.8cm">
          <text:p/>
        </draw:line>
        <draw:line draw:style-name="gr13" draw:text-style-name="P1" draw:layer="layout" svg:x1="14cm" svg:y1="11.8cm" svg:x2="15cm" svg:y2="10.8cm">
          <text:p/>
        </draw:line>
        <draw:line draw:style-name="gr13" draw:text-style-name="P1" draw:layer="layout" svg:x1="15cm" svg:y1="11.8cm" svg:x2="16cm" svg:y2="10.8cm">
          <text:p/>
        </draw:line>
        <draw:line draw:style-name="gr13" draw:text-style-name="P1" draw:layer="layout" svg:x1="5cm" svg:y1="14.8cm" svg:x2="6cm" svg:y2="13.8cm">
          <text:p/>
        </draw:line>
        <draw:line draw:style-name="gr13" draw:text-style-name="P1" draw:layer="layout" svg:x1="6cm" svg:y1="14.8cm" svg:x2="7cm" svg:y2="13.8cm">
          <text:p/>
        </draw:line>
        <draw:line draw:style-name="gr13" draw:text-style-name="P1" draw:layer="layout" svg:x1="7cm" svg:y1="14.8cm" svg:x2="8cm" svg:y2="13.8cm">
          <text:p/>
        </draw:line>
        <draw:line draw:style-name="gr13" draw:text-style-name="P1" draw:layer="layout" svg:x1="8cm" svg:y1="14.8cm" svg:x2="9cm" svg:y2="13.8cm">
          <text:p/>
        </draw:line>
        <draw:line draw:style-name="gr13" draw:text-style-name="P1" draw:layer="layout" svg:x1="9cm" svg:y1="14.8cm" svg:x2="10cm" svg:y2="13.8cm">
          <text:p/>
        </draw:line>
        <draw:line draw:style-name="gr13" draw:text-style-name="P1" draw:layer="layout" svg:x1="10cm" svg:y1="14.8cm" svg:x2="11cm" svg:y2="13.8cm">
          <text:p/>
        </draw:line>
        <draw:line draw:style-name="gr13" draw:text-style-name="P1" draw:layer="layout" svg:x1="11cm" svg:y1="14.8cm" svg:x2="12cm" svg:y2="13.8cm">
          <text:p/>
        </draw:line>
        <draw:line draw:style-name="gr13" draw:text-style-name="P1" draw:layer="layout" svg:x1="12cm" svg:y1="14.8cm" svg:x2="13cm" svg:y2="13.8cm">
          <text:p/>
        </draw:line>
        <draw:line draw:style-name="gr13" draw:text-style-name="P1" draw:layer="layout" svg:x1="16cm" svg:y1="11.8cm" svg:x2="17cm" svg:y2="10.8cm">
          <text:p/>
        </draw:line>
        <draw:custom-shape draw:style-name="gr5" draw:text-style-name="P1" draw:layer="layout" svg:width="0.254cm" svg:height="0.254cm" svg:x="11.908cm" svg:y="7.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254cm" svg:height="0.254cm" svg:x="12.909cm" svg:y="7.6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254cm" svg:height="0.254cm" svg:x="13.91cm" svg:y="7.68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254cm" svg:height="0.254cm" svg:x="14.91cm" svg:y="7.6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254cm" svg:height="0.254cm" svg:x="15.91cm" svg:y="7.6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254cm" svg:height="0.254cm" svg:x="16.911cm" svg:y="7.6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254cm" svg:height="0.254cm" svg:x="17.911cm" svg:y="7.6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254cm" svg:height="0.254cm" svg:x="18.911cm" svg:y="7.6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254cm" svg:height="0.254cm" svg:x="19.912cm" svg:y="7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254cm" svg:height="0.254cm" svg:x="12.901cm" svg:y="6.6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254cm" svg:height="0.254cm" svg:x="13.901cm" svg:y="6.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254cm" svg:height="0.254cm" svg:x="14.901cm" svg:y="6.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254cm" svg:height="0.254cm" svg:x="15.901cm" svg:y="6.6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254cm" svg:height="0.254cm" svg:x="16.901cm" svg:y="6.6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254cm" svg:height="0.254cm" svg:x="17.901cm" svg:y="6.6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254cm" svg:height="0.254cm" svg:x="18.901cm" svg:y="6.6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254cm" svg:height="0.254cm" svg:x="19.901cm" svg:y="6.6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254cm" svg:height="0.254cm" svg:x="20.901cm" svg:y="6.6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254cm" svg:height="0.254cm" svg:x="13.904cm" svg:y="5.6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254cm" svg:height="0.254cm" svg:x="14.904cm" svg:y="5.6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254cm" svg:height="0.254cm" svg:x="15.904cm" svg:y="5.6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254cm" svg:height="0.254cm" svg:x="16.904cm" svg:y="5.6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254cm" svg:height="0.254cm" svg:x="17.904cm" svg:y="5.6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254cm" svg:height="0.254cm" svg:x="18.904cm" svg:y="5.6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254cm" svg:height="0.254cm" svg:x="19.905cm" svg:y="5.6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254cm" svg:height="0.254cm" svg:x="20.905cm" svg:y="5.6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254cm" svg:height="0.254cm" svg:x="21.905cm" svg:y="5.6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" draw:layer="layout" svg:x1="12.001cm" svg:y1="7.8cm" svg:x2="14.044cm" svg:y2="5.8cm">
          <text:p/>
        </draw:line>
        <draw:line draw:style-name="gr6" draw:text-style-name="P1" draw:layer="layout" svg:x1="13.001cm" svg:y1="7.8cm" svg:x2="15.101cm" svg:y2="5.8cm">
          <text:p/>
        </draw:line>
        <draw:line draw:style-name="gr7" draw:text-style-name="P1" draw:layer="layout" svg:x1="13.028cm" svg:y1="6.831cm" svg:x2="21cm" svg:y2="6.84cm">
          <text:p text:style-name="P1"><text:s/></text:p>
        </draw:line>
        <draw:line draw:style-name="gr6" draw:text-style-name="P1" draw:layer="layout" svg:x1="14.028cm" svg:y1="5.831cm" svg:x2="22cm" svg:y2="5.831cm">
          <text:p/>
        </draw:line>
        <draw:line draw:style-name="gr6" draw:text-style-name="P1" draw:layer="layout" svg:x1="12.029cm" svg:y1="7.813cm" svg:x2="20cm" svg:y2="7.8cm">
          <text:p/>
        </draw:line>
        <draw:line draw:style-name="gr6" draw:text-style-name="P1" draw:layer="layout" svg:x1="14.001cm" svg:y1="7.8cm" svg:x2="16.101cm" svg:y2="5.8cm">
          <text:p/>
        </draw:line>
        <draw:line draw:style-name="gr6" draw:text-style-name="P1" draw:layer="layout" svg:x1="15.001cm" svg:y1="7.8cm" svg:x2="17.101cm" svg:y2="5.8cm">
          <text:p/>
        </draw:line>
        <draw:line draw:style-name="gr6" draw:text-style-name="P1" draw:layer="layout" svg:x1="16.001cm" svg:y1="7.8cm" svg:x2="18.101cm" svg:y2="5.8cm">
          <text:p/>
        </draw:line>
        <draw:line draw:style-name="gr6" draw:text-style-name="P1" draw:layer="layout" svg:x1="17.001cm" svg:y1="7.8cm" svg:x2="19.101cm" svg:y2="5.8cm">
          <text:p/>
        </draw:line>
        <draw:line draw:style-name="gr6" draw:text-style-name="P1" draw:layer="layout" svg:x1="18.001cm" svg:y1="7.8cm" svg:x2="20.101cm" svg:y2="5.8cm">
          <text:p/>
        </draw:line>
        <draw:line draw:style-name="gr6" draw:text-style-name="P1" draw:layer="layout" svg:x1="19.001cm" svg:y1="7.8cm" svg:x2="21.101cm" svg:y2="5.8cm">
          <text:p/>
        </draw:line>
        <draw:line draw:style-name="gr6" draw:text-style-name="P1" draw:layer="layout" svg:x1="20.001cm" svg:y1="7.8cm" svg:x2="22.101cm" svg:y2="5.8cm">
          <text:p/>
        </draw:line>
        <draw:line draw:style-name="gr13" draw:text-style-name="P1" draw:layer="layout" svg:x1="11cm" svg:y1="8.8cm" svg:x2="12cm" svg:y2="7.8cm">
          <text:p/>
        </draw:line>
        <draw:line draw:style-name="gr13" draw:text-style-name="P1" draw:layer="layout" svg:x1="12cm" svg:y1="8.8cm" svg:x2="13cm" svg:y2="7.8cm">
          <text:p/>
        </draw:line>
        <draw:line draw:style-name="gr13" draw:text-style-name="P1" draw:layer="layout" svg:x1="13cm" svg:y1="8.8cm" svg:x2="14cm" svg:y2="7.8cm">
          <text:p/>
        </draw:line>
        <draw:line draw:style-name="gr13" draw:text-style-name="P1" draw:layer="layout" svg:x1="14cm" svg:y1="8.8cm" svg:x2="15cm" svg:y2="7.8cm">
          <text:p/>
        </draw:line>
        <draw:line draw:style-name="gr13" draw:text-style-name="P1" draw:layer="layout" svg:x1="15cm" svg:y1="8.8cm" svg:x2="16cm" svg:y2="7.8cm">
          <text:p/>
        </draw:line>
        <draw:line draw:style-name="gr13" draw:text-style-name="P1" draw:layer="layout" svg:x1="16cm" svg:y1="8.8cm" svg:x2="17cm" svg:y2="7.8cm">
          <text:p/>
        </draw:line>
        <draw:line draw:style-name="gr13" draw:text-style-name="P1" draw:layer="layout" svg:x1="17cm" svg:y1="8.8cm" svg:x2="18cm" svg:y2="7.8cm">
          <text:p/>
        </draw:line>
        <draw:line draw:style-name="gr13" draw:text-style-name="P1" draw:layer="layout" svg:x1="18cm" svg:y1="8.8cm" svg:x2="19cm" svg:y2="7.8cm">
          <text:p/>
        </draw:line>
        <draw:line draw:style-name="gr13" draw:text-style-name="P1" draw:layer="layout" svg:x1="19cm" svg:y1="8.8cm" svg:x2="20cm" svg:y2="7.8cm">
          <text:p/>
        </draw:line>
        <draw:custom-shape draw:style-name="gr5" draw:text-style-name="P1" draw:layer="layout" svg:width="0.254cm" svg:height="0.254cm" svg:x="14.9cm" svg:y="4.6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254cm" svg:height="0.254cm" svg:x="15.9cm" svg:y="4.6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254cm" svg:height="0.254cm" svg:x="16.9cm" svg:y="4.6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254cm" svg:height="0.254cm" svg:x="17.9cm" svg:y="4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254cm" svg:height="0.254cm" svg:x="18.9cm" svg:y="4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254cm" svg:height="0.254cm" svg:x="19.9cm" svg:y="4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254cm" svg:height="0.254cm" svg:x="20.9cm" svg:y="4.6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254cm" svg:height="0.254cm" svg:x="21.9cm" svg:y="4.6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254cm" svg:height="0.254cm" svg:x="15.903cm" svg:y="3.6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254cm" svg:height="0.254cm" svg:x="16.903cm" svg:y="3.6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254cm" svg:height="0.254cm" svg:x="17.903cm" svg:y="3.6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254cm" svg:height="0.254cm" svg:x="18.903cm" svg:y="3.6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254cm" svg:height="0.254cm" svg:x="19.903cm" svg:y="3.6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254cm" svg:height="0.254cm" svg:x="20.903cm" svg:y="3.6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254cm" svg:height="0.254cm" svg:x="21.904cm" svg:y="3.6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254cm" svg:height="0.254cm" svg:x="16.907cm" svg:y="2.6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254cm" svg:height="0.254cm" svg:x="17.907cm" svg:y="2.6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254cm" svg:height="0.254cm" svg:x="18.907cm" svg:y="2.6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254cm" svg:height="0.254cm" svg:x="19.908cm" svg:y="2.6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254cm" svg:height="0.254cm" svg:x="20.908cm" svg:y="2.6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254cm" svg:height="0.254cm" svg:x="21.908cm" svg:y="2.6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" draw:layer="layout" svg:x1="15.027cm" svg:y1="4.809cm" svg:x2="16.043cm" svg:y2="3.793cm">
          <text:p/>
        </draw:line>
        <draw:line draw:style-name="gr6" draw:text-style-name="P1" draw:layer="layout" svg:x1="16.043cm" svg:y1="3.793cm" svg:x2="17.059cm" svg:y2="2.777cm">
          <text:p/>
        </draw:line>
        <draw:line draw:style-name="gr6" draw:text-style-name="P1" draw:layer="layout" svg:x1="15.027cm" svg:y1="4.824cm" svg:x2="23cm" svg:y2="4.8cm">
          <text:p/>
        </draw:line>
        <draw:line draw:style-name="gr6" draw:text-style-name="P1" draw:layer="layout" svg:x1="16.027cm" svg:y1="3.824cm" svg:x2="23cm" svg:y2="3.8cm">
          <text:p/>
        </draw:line>
        <draw:line draw:style-name="gr6" draw:text-style-name="P1" draw:layer="layout" svg:x1="16.002cm" svg:y1="2.801cm" svg:x2="24cm" svg:y2="2.8cm">
          <text:p/>
        </draw:line>
        <draw:custom-shape draw:style-name="gr5" draw:text-style-name="P1" draw:layer="layout" svg:width="0.254cm" svg:height="0.254cm" svg:x="15.908cm" svg:y="2.6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1" draw:layer="layout" svg:x1="15.002cm" svg:y1="4.801cm" svg:x2="16.002cm" svg:y2="2.801cm">
          <text:p/>
        </draw:line>
        <draw:line draw:style-name="gr11" draw:text-style-name="P1" draw:layer="layout" svg:x1="16.002cm" svg:y1="4.801cm" svg:x2="17.002cm" svg:y2="2.801cm">
          <text:p/>
        </draw:line>
        <draw:line draw:style-name="gr11" draw:text-style-name="P1" draw:layer="layout" svg:x1="17.002cm" svg:y1="4.801cm" svg:x2="18.002cm" svg:y2="2.801cm">
          <text:p/>
        </draw:line>
        <draw:line draw:style-name="gr11" draw:text-style-name="P1" draw:layer="layout" svg:x1="18.002cm" svg:y1="4.801cm" svg:x2="19.002cm" svg:y2="2.801cm">
          <text:p/>
        </draw:line>
        <draw:line draw:style-name="gr11" draw:text-style-name="P1" draw:layer="layout" svg:x1="19.002cm" svg:y1="4.801cm" svg:x2="20.002cm" svg:y2="2.801cm">
          <text:p/>
        </draw:line>
        <draw:line draw:style-name="gr11" draw:text-style-name="P1" draw:layer="layout" svg:x1="20.002cm" svg:y1="4.801cm" svg:x2="21.002cm" svg:y2="2.801cm">
          <text:p/>
        </draw:line>
        <draw:line draw:style-name="gr11" draw:text-style-name="P1" draw:layer="layout" svg:x1="21.002cm" svg:y1="4.801cm" svg:x2="22.002cm" svg:y2="2.801cm">
          <text:p/>
        </draw:line>
        <draw:line draw:style-name="gr11" draw:text-style-name="P1" draw:layer="layout" svg:x1="22.002cm" svg:y1="4.801cm" svg:x2="23.002cm" svg:y2="2.801cm">
          <text:p/>
        </draw:line>
        <draw:line draw:style-name="gr6" draw:text-style-name="P1" draw:layer="layout" svg:x1="17.043cm" svg:y1="3.793cm" svg:x2="18.059cm" svg:y2="2.777cm">
          <text:p/>
        </draw:line>
        <draw:line draw:style-name="gr6" draw:text-style-name="P1" draw:layer="layout" svg:x1="18.043cm" svg:y1="3.793cm" svg:x2="19.059cm" svg:y2="2.777cm">
          <text:p/>
        </draw:line>
        <draw:line draw:style-name="gr6" draw:text-style-name="P1" draw:layer="layout" svg:x1="19.043cm" svg:y1="3.793cm" svg:x2="20.059cm" svg:y2="2.777cm">
          <text:p/>
        </draw:line>
        <draw:line draw:style-name="gr6" draw:text-style-name="P1" draw:layer="layout" svg:x1="20.043cm" svg:y1="3.793cm" svg:x2="21.059cm" svg:y2="2.777cm">
          <text:p/>
        </draw:line>
        <draw:line draw:style-name="gr6" draw:text-style-name="P1" draw:layer="layout" svg:x1="21.043cm" svg:y1="3.793cm" svg:x2="22.059cm" svg:y2="2.777cm">
          <text:p/>
        </draw:line>
        <draw:line draw:style-name="gr6" draw:text-style-name="P1" draw:layer="layout" svg:x1="22.043cm" svg:y1="3.793cm" svg:x2="23.059cm" svg:y2="2.777cm">
          <text:p/>
        </draw:line>
        <draw:line draw:style-name="gr12" draw:text-style-name="P1" draw:layer="layout" svg:x1="16.002cm" svg:y1="2.801cm" svg:x2="17.002cm" svg:y2="4.801cm">
          <text:p/>
        </draw:line>
        <draw:line draw:style-name="gr12" draw:text-style-name="P1" draw:layer="layout" svg:x1="17.002cm" svg:y1="2.801cm" svg:x2="18.002cm" svg:y2="4.801cm">
          <text:p/>
        </draw:line>
        <draw:line draw:style-name="gr12" draw:text-style-name="P1" draw:layer="layout" svg:x1="18.002cm" svg:y1="2.801cm" svg:x2="19.002cm" svg:y2="4.801cm">
          <text:p/>
        </draw:line>
        <draw:line draw:style-name="gr12" draw:text-style-name="P1" draw:layer="layout" svg:x1="19.002cm" svg:y1="2.801cm" svg:x2="20.002cm" svg:y2="4.801cm">
          <text:p/>
        </draw:line>
        <draw:line draw:style-name="gr12" draw:text-style-name="P1" draw:layer="layout" svg:x1="20.002cm" svg:y1="2.801cm" svg:x2="21.002cm" svg:y2="4.801cm">
          <text:p/>
        </draw:line>
        <draw:line draw:style-name="gr12" draw:text-style-name="P1" draw:layer="layout" svg:x1="21.002cm" svg:y1="2.801cm" svg:x2="22.002cm" svg:y2="4.801cm">
          <text:p/>
        </draw:line>
        <draw:line draw:style-name="gr12" draw:text-style-name="P1" draw:layer="layout" svg:x1="22.002cm" svg:y1="2.801cm" svg:x2="23.002cm" svg:y2="4.801cm">
          <text:p/>
        </draw:line>
        <draw:line draw:style-name="gr12" draw:text-style-name="P1" draw:layer="layout" svg:x1="22.002cm" svg:y1="2.801cm" svg:x2="23.002cm" svg:y2="4.801cm">
          <text:p/>
        </draw:line>
        <draw:line draw:style-name="gr13" draw:text-style-name="P1" draw:layer="layout" svg:x1="14cm" svg:y1="5.8cm" svg:x2="15cm" svg:y2="4.8cm">
          <text:p/>
        </draw:line>
        <draw:line draw:style-name="gr13" draw:text-style-name="P1" draw:layer="layout" svg:x1="15cm" svg:y1="5.8cm" svg:x2="16cm" svg:y2="4.8cm">
          <text:p/>
        </draw:line>
        <draw:line draw:style-name="gr13" draw:text-style-name="P1" draw:layer="layout" svg:x1="16cm" svg:y1="5.8cm" svg:x2="17cm" svg:y2="4.8cm">
          <text:p/>
        </draw:line>
        <draw:line draw:style-name="gr13" draw:text-style-name="P1" draw:layer="layout" svg:x1="17cm" svg:y1="5.8cm" svg:x2="18cm" svg:y2="4.8cm">
          <text:p/>
        </draw:line>
        <draw:line draw:style-name="gr13" draw:text-style-name="P1" draw:layer="layout" svg:x1="18cm" svg:y1="5.8cm" svg:x2="19cm" svg:y2="4.8cm">
          <text:p/>
        </draw:line>
        <draw:line draw:style-name="gr13" draw:text-style-name="P1" draw:layer="layout" svg:x1="19cm" svg:y1="5.8cm" svg:x2="20cm" svg:y2="4.8cm">
          <text:p/>
        </draw:line>
        <draw:line draw:style-name="gr13" draw:text-style-name="P1" draw:layer="layout" svg:x1="20cm" svg:y1="5.8cm" svg:x2="21cm" svg:y2="4.8cm">
          <text:p/>
        </draw:line>
        <draw:line draw:style-name="gr13" draw:text-style-name="P1" draw:layer="layout" svg:x1="21cm" svg:y1="5.8cm" svg:x2="22cm" svg:y2="4.8cm">
          <text:p/>
        </draw:line>
        <draw:line draw:style-name="gr13" draw:text-style-name="P1" draw:layer="layout" svg:x1="22cm" svg:y1="5.8cm" svg:x2="23cm" svg:y2="4.8cm">
          <text:p/>
        </draw:line>
        <draw:line draw:style-name="gr11" draw:text-style-name="P1" draw:layer="layout" svg:x1="23.002cm" svg:y1="4.801cm" svg:x2="24.002cm" svg:y2="2.801cm">
          <text:p/>
        </draw:line>
        <draw:custom-shape draw:style-name="gr5" draw:text-style-name="P1" draw:layer="layout" svg:width="0.254cm" svg:height="0.254cm" svg:x="22.905cm" svg:y="2.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254cm" svg:height="0.254cm" svg:x="23.906cm" svg:y="2.6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254cm" svg:height="0.254cm" svg:x="22.907cm" svg:y="3.6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" draw:layer="layout" svg:x1="23.043cm" svg:y1="3.793cm" svg:x2="24.059cm" svg:y2="2.777cm">
          <text:p/>
        </draw:line>
        <draw:frame draw:style-name="gr14" draw:layer="layout" svg:width="1.522cm" svg:height="0.962cm" svg:x="13.3cm" svg:y="2.4cm">
          <draw:text-box>
            <text:p>N-1</text:p>
          </draw:text-box>
        </draw:frame>
        <draw:frame draw:style-name="gr14" draw:layer="layout" svg:width="1.522cm" svg:height="0.962cm" svg:x="13.3cm" svg:y="3.338cm">
          <draw:text-box>
            <text:p>N-2</text:p>
          </draw:text-box>
        </draw:frame>
        <draw:frame draw:style-name="gr14" draw:layer="layout" svg:width="1.522cm" svg:height="0.962cm" svg:x="13.278cm" svg:y="4.3cm">
          <draw:text-box>
            <text:p>N-3</text:p>
          </draw:text-box>
        </draw:frame>
        <draw:frame draw:style-name="gr15" draw:layer="layout" svg:width="0.9cm" svg:height="0.962cm" svg:x="18.8cm" svg:y="13.338cm">
          <draw:text-box>
            <text:p>3</text:p>
          </draw:text-box>
        </draw:frame>
        <draw:line draw:style-name="gr6" draw:text-style-name="P1" draw:layer="layout" svg:x1="5.025cm" svg:y1="16.808cm" svg:x2="6.041cm" svg:y2="15.792cm">
          <text:p/>
        </draw:line>
        <draw:line draw:style-name="gr6" draw:text-style-name="P1" draw:layer="layout" svg:x1="6.025cm" svg:y1="16.808cm" svg:x2="7.041cm" svg:y2="15.792cm">
          <text:p/>
        </draw:line>
        <draw:line draw:style-name="gr6" draw:text-style-name="P1" draw:layer="layout" svg:x1="6.025cm" svg:y1="16.808cm" svg:x2="7.041cm" svg:y2="15.792cm">
          <text:p/>
        </draw:line>
        <draw:line draw:style-name="gr6" draw:text-style-name="P1" draw:layer="layout" svg:x1="7.025cm" svg:y1="16.808cm" svg:x2="8.041cm" svg:y2="15.792cm">
          <text:p/>
        </draw:line>
        <draw:line draw:style-name="gr6" draw:text-style-name="P1" draw:layer="layout" svg:x1="8.025cm" svg:y1="16.808cm" svg:x2="9.041cm" svg:y2="15.792cm">
          <text:p/>
        </draw:line>
        <draw:line draw:style-name="gr6" draw:text-style-name="P1" draw:layer="layout" svg:x1="9.025cm" svg:y1="16.808cm" svg:x2="10.041cm" svg:y2="15.792cm">
          <text:p/>
        </draw:line>
        <draw:line draw:style-name="gr6" draw:text-style-name="P1" draw:layer="layout" svg:x1="10.025cm" svg:y1="16.808cm" svg:x2="11.041cm" svg:y2="15.792cm">
          <text:p/>
        </draw:line>
        <draw:line draw:style-name="gr6" draw:text-style-name="P1" draw:layer="layout" svg:x1="11.025cm" svg:y1="16.808cm" svg:x2="12.041cm" svg:y2="15.792cm">
          <text:p/>
        </draw:line>
        <draw:line draw:style-name="gr6" draw:text-style-name="P1" draw:layer="layout" svg:x1="16.027cm" svg:y1="4.809cm" svg:x2="17.043cm" svg:y2="3.793cm">
          <text:p/>
        </draw:line>
        <draw:line draw:style-name="gr6" draw:text-style-name="P1" draw:layer="layout" svg:x1="18.027cm" svg:y1="4.809cm" svg:x2="19.043cm" svg:y2="3.793cm">
          <text:p/>
        </draw:line>
        <draw:line draw:style-name="gr6" draw:text-style-name="P1" draw:layer="layout" svg:x1="17.027cm" svg:y1="4.809cm" svg:x2="18.043cm" svg:y2="3.793cm">
          <text:p/>
        </draw:line>
        <draw:line draw:style-name="gr6" draw:text-style-name="P1" draw:layer="layout" svg:x1="20.027cm" svg:y1="4.809cm" svg:x2="21.043cm" svg:y2="3.793cm">
          <text:p/>
        </draw:line>
        <draw:line draw:style-name="gr6" draw:text-style-name="P1" draw:layer="layout" svg:x1="19.027cm" svg:y1="4.809cm" svg:x2="20.043cm" svg:y2="3.793cm">
          <text:p/>
        </draw:line>
        <draw:line draw:style-name="gr6" draw:text-style-name="P1" draw:layer="layout" svg:x1="21.027cm" svg:y1="4.809cm" svg:x2="22.043cm" svg:y2="3.793cm">
          <text:p/>
        </draw:line>
        <draw:line draw:style-name="gr6" draw:text-style-name="P1" draw:layer="layout" svg:x1="22.027cm" svg:y1="4.809cm" svg:x2="23.043cm" svg:y2="3.793cm">
          <text:p/>
        </draw:line>
        <draw:frame draw:style-name="gr15" draw:layer="layout" svg:width="0.9cm" svg:height="0.962cm" svg:x="18.8cm" svg:y="14.338cm">
          <draw:text-box>
            <text:p>2</text:p>
          </draw:text-box>
        </draw:frame>
        <draw:frame draw:style-name="gr15" draw:layer="layout" svg:width="0.9cm" svg:height="0.962cm" svg:x="18.8cm" svg:y="15.338cm">
          <draw:text-box>
            <text:p>1</text:p>
          </draw:text-box>
        </draw:frame>
        <draw:frame draw:style-name="gr15" draw:layer="layout" svg:width="0.9cm" svg:height="0.962cm" svg:x="18.8cm" svg:y="16.3cm">
          <draw:text-box>
            <text:p>0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cm" fo:page-height="20.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06T02:37:46.028000000</meta:creation-date>
    <dc:date>2016-11-14T02:25:06.064000000</dc:date>
    <meta:editing-duration>PT50M52S</meta:editing-duration>
    <meta:editing-cycles>9</meta:editing-cycles>
    <meta:generator>LibreOffice/4.3.6.2$Windows_x86 LibreOffice_project/d50a87b2e514536ed401c18000dad4660b6a169e</meta:generator>
    <meta:document-statistic meta:object-count="352"/>
  </office:meta>
</office:document-meta>
</file>